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298.09pt"/>
    </style:style>
    <style:style style:name="co13" style:family="table-column">
      <style:table-column-properties fo:break-before="auto" style:column-width="139.41pt"/>
    </style:style>
    <style:style style:name="co1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color="#000000" style:font-name="Calibri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8" office:value-type="string" calcext:value-type="string">
            <text:p>Anomala crassa (Benderitter 1923)</text:p>
          </table:table-cell>
          <table:table-cell table:style-name="ce8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8" office:value-type="string" calcext:value-type="string">
            <text:p>Anomala crassa Lansberge 1879</text:p>
          </table:table-cell>
          <table:table-cell table:style-name="ce8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table:style-name="ce8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table:style-name="ce8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8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Taxon" table:style-name="ta1">
        <table:table-column table:style-name="co13" table:number-columns-repeated="6" table:default-cell-style-name="Default"/>
        <table:table-column table:style-name="co13" table:default-cell-style-name="ce2"/>
        <table:table-column table:style-name="co13" table:number-columns-repeated="5" table:default-cell-style-name="Default"/>
        <table:table-column table:style-name="co7" table:default-cell-style-name="Default"/>
        <table:table-column table:style-name="co13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VernacularName" table:style-name="ta1">
        <table:table-column table:style-name="co14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40:58.715943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49:55.581728987</dc:date>
    <meta:editing-duration>PT45M13S</meta:editing-duration>
    <meta:editing-cycles>16</meta:editing-cycles>
    <meta:generator>LibreOffice/6.0.7.3$Linux_X86_64 LibreOffice_project/00m0$Build-3</meta:generator>
    <meta:document-statistic meta:table-count="9" meta:cell-count="369" meta:object-count="0"/>
  </office:meta>
</office:document-meta>
</file>